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140" style:family="table-cell" style:parent-style-name="Default" style:data-style-name="N49">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85" style:family="table-cell" style:parent-style-name="Default">
      <style:text-properties fo:color="#2a6099"/>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7" style:family="table-cell" style:parent-style-name="Default">
      <style:table-cell-properties style:text-align-source="fix" style:repeat-content="false"/>
      <style:paragraph-properties fo:text-align="start" fo:margin-left="0in"/>
      <style:text-properties fo:color="#2a6099"/>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20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2a6099"/>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2a6099"/>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24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2a6099"/>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26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2a6099"/>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273" style:family="table-cell" style:parent-style-name="Default" style:data-style-name="N49">
      <style:table-cell-properties style:text-align-source="fix" style:repeat-content="false"/>
      <style:paragraph-properties fo:text-align="start" fo:margin-left="0in"/>
      <style:text-properties fo:color="#2a6099"/>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279" style:family="table-cell" style:parent-style-name="Default">
      <style:table-cell-properties style:text-align-source="fix" style:repeat-content="false"/>
      <style:paragraph-properties fo:text-align="end" fo:margin-left="0in"/>
      <style:text-properties fo:color="#2a6099"/>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alog</text:p>
          </table:table-cell>
          <table:table-cell office:value-type="string" calcext:value-type="string">
            <text:p>IXa </text:p>
          </table:table-cell>
          <table:table-cell table:style-name="ce151" office:value-type="string" calcext:value-type="string">
            <text:p>TR</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it Dommi im TR. Ziemlich moralisch... Könnte auch im Vorstieg gehen. Zum ersten Ring okay, Knotenschlinge am Ende des ersten Risses. Ring steckt tendentiell etwas zu weit links. Dann weit zum 2. Ring (nachträglicher Ring! :-O ). Danach werden die Griffe besser, doch nie richtig gut. Kurz vor dem 3. Ring auch nochmal etwas wackelig aber nicht wirklich schwer. Crux ist ca. 2M über dem 3. Ring an Seitgriffen. Dann nochmal moralisch und etwas komisch bis zu dem Teil der Südwand nach der Querung. Dort gute Schlingen und Kamin oben nicht zu wild. Dialog kann an 3. Ring der Südwand getoproped werd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Direkte Knirpelwand</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raumtour, Dommi ist die Verschneidung hoch, dann auf Band nachgeholt. Gut abzusichern und sau gut. Crux am 4. Haken direkt am Ring.</text:p>
          </table:table-cell>
          <table:table-cell table:style-name="ce636"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üdwand</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ziemlich hochgefürchtet mit kalten Fingern und Füßen. Spatel vergessen und windige Knoten in den Handriss zwischen 1. und 2. Ring geworfen – die hätte man mal getrost weglassen können... Dann den Spatel aus Kletterposition nachgezogen und dann nicht mehr gebraucht... Oberer Teil löst sich gut auf mit einigen Sanduhren, Köpfleschlingen und Knotenschlingen. Der Schulterriss ist anfangs etwas seltsam aber darunter liegt eine gute Trichter-Schlinge und kleine Köpfleschlinge und man hat auch ein paar Griffe die den Schulterriss entschärfen. Der Kamin oben ist gutartig.</text:p>
          </table:table-cell>
          <table:table-cell table:style-name="ce636"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table-cell table:style-name="ce606" office:value-type="string" calcext:value-type="string">
            <text:p>La pulce d'aqua</text:p>
          </table:table-cell>
          <table:table-cell table:style-name="ce565" office:value-type="string" calcext:value-type="string">
            <text:p>8a+</text:p>
          </table:table-cell>
          <table:table-cell table:style-name="ce592"/>
          <table:table-cell table:number-columns-repeated="2" table:style-name="ce611" office:value-type="string" calcext:value-type="string">
            <text:p>Schleierwasserfall</text:p>
          </table:table-cell>
          <table:table-cell table:style-name="ce611" office:value-type="string" calcext:value-type="string">
            <text:p>Austria</text:p>
          </table:table-cell>
          <table:table-cell table:style-name="ce592"/>
          <table:table-cell table:style-name="ce611"/>
          <table:table-cell table:style-name="ce140"/>
          <table:table-cell table:style-name="ce611" office:value-type="string" calcext:value-type="string">
            <text:p>X</text:p>
          </table:table-cell>
          <table:table-cell table:style-name="ce611" table:number-columns-repeated="54"/>
          <table:table-cell table:style-name="ce285" table:number-columns-repeated="960"/>
        </table:table-row>
        <table:table-row table:style-name="ro1">
          <table:table-cell office:value-type="string" calcext:value-type="string">
            <text:p>Have fun on top</text:p>
          </table:table-cell>
          <table:table-cell office:value-type="string" calcext:value-type="string">
            <text:p>8a</text:p>
          </table:table-cell>
          <table:table-cell table:style-name="ce151"/>
          <table:table-cell table:number-columns-repeated="2" office:value-type="string" calcext:value-type="string">
            <text:p>Schleierwasserfall</text:p>
          </table:table-cell>
          <table:table-cell office:value-type="string" calcext:value-type="string">
            <text:p>Austria</text:p>
          </table:table-cell>
          <table:table-cell/>
          <table:table-cell office:value-type="string" calcext:value-type="string">
            <text:p>Super knapp im onsight, schade. Super cooler Wintertag mit Jakob.</text:p>
          </table:table-cell>
          <table:table-cell table:style-name="ce636" office:value-type="date" office:date-value="2024-02-25" calcext:value-type="date">
            <text:p>2024-02-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ower Powe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Schleierwasserfall</text:p>
          </table:table-cell>
          <table:table-cell office:value-type="string" calcext:value-type="string">
            <text:p>Austria</text:p>
          </table:table-cell>
          <table:table-cell office:value-type="string" calcext:value-type="string">
            <text:p>hard</text:p>
          </table:table-cell>
          <table:table-cell/>
          <table:table-cell table:style-name="ce636" office:value-type="date" office:date-value="2024-02-25" calcext:value-type="date">
            <text:p>2024-02-25</text:p>
          </table:table-cell>
          <table:table-cell table:number-columns-repeated="1015"/>
        </table:table-row>
        <table:table-row table:style-name="ro1">
          <table:table-cell office:value-type="string" calcext:value-type="string">
            <text:p>Al Capone</text:p>
          </table:table-cell>
          <table:table-cell office:value-type="string" calcext:value-type="string">
            <text:p>6b+</text:p>
          </table:table-cell>
          <table:table-cell table:style-name="ce151" office:value-type="string" calcext:value-type="string">
            <text:p>F</text:p>
          </table:table-cell>
          <table:table-cell table:number-columns-repeated="2" office:value-type="string" calcext:value-type="string">
            <text:p>Schleierwasserfall</text:p>
          </table:table-cell>
          <table:table-cell office:value-type="string" calcext:value-type="string">
            <text:p>Austria</text:p>
          </table:table-cell>
          <table:table-cell table:number-columns-repeated="2"/>
          <table:table-cell table:style-name="ce636" office:value-type="date" office:date-value="2024-02-25" calcext:value-type="date">
            <text:p>2024-02-25</text:p>
          </table:table-cell>
          <table:table-cell table:number-columns-repeated="1015"/>
        </table:table-row>
        <table:table-row table:style-name="ro1">
          <table:table-cell office:value-type="string" calcext:value-type="string">
            <text:p>Feuersalamander</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Panoramawandl</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Powerplay</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Jim Morrison Ged.-Weg</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table-cell table:style-name="Default"/>
          <table:table-cell table:number-columns-repeated="1013"/>
        </table:table-row>
        <table:table-row table:style-name="ro1">
          <table:table-cell office:value-type="string" calcext:value-type="string">
            <text:p>World of Stones</text:p>
          </table:table-cell>
          <table:table-cell office:value-type="string" calcext:value-type="string">
            <text:p>6c</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office:value-type="string" calcext:value-type="string">
            <text:p>hard</text:p>
          </table:table-cell>
          <table:table-cell/>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Subline</text:p>
          </table:table-cell>
          <table:table-cell office:value-type="string" calcext:value-type="string">
            <text:p>5.10+</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office:value-type="string" calcext:value-type="string">
            <text:p>hard</text:p>
          </table:table-cell>
          <table:table-cell office:value-type="string" calcext:value-type="string">
            <text:p>Fun, hard for the grade</text:p>
          </table:table-cell>
          <table:table-cell table:style-name="ce636"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conquerable Crack</text:p>
          </table:table-cell>
          <table:table-cell office:value-type="float" office:value="5.9" calcext:value-type="float">
            <text:p>5.9</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table-cell office:value-type="string" calcext:value-type="string">
            <text:p>fun fun fun</text:p>
          </table:table-cell>
          <table:table-cell table:style-name="ce636"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oadway</text:p>
          </table:table-cell>
          <table:table-cell office:value-type="float" office:value="5.8" calcext:value-type="float">
            <text:p>5.8</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36"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rey Corner</text:p>
          </table:table-cell>
          <table:table-cell office:value-type="string" calcext:value-type="string">
            <text:p>5.7+</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36"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number-rows-repeated="64848">
          <table:table-cell table:number-columns-repeated="2"/>
          <table:table-cell table:style-name="ce151"/>
          <table:table-cell table:number-columns-repeated="1021"/>
        </table:table-row>
        <table:table-row table:style-name="ro1" table:number-rows-repeated="982101">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01-02" calcext:value-type="date">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table:style-name="ce398" office:value-type="date" office:date-value="2019-01-03" calcext:value-type="date">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rank's Wild Years</text:p>
          </table:table-cell>
          <table:table-cell office:value-type="string" calcext:value-type="string">
            <text:p>8A</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Ausstieg, 1 Tag, eine Session. Züge haben sich ziemlich hart angefühlt, irgendwann habe ich dann Beta gefunden mit links in einen näheren Seitgriff mit einem desperate Jump in die Henkelleiste, ziemlich rausgefightet, weil ich die Henkelleiste nur mit 2 Fingern bekommen habe. Super coole Session</text:p>
          </table:table-cell>
          <table:table-cell table:style-name="ce398" office:value-type="date" office:date-value="2023-12-29" calcext:value-type="date">
            <text:p>2023-12-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gsteigerkante</text:p>
          </table:table-cell>
          <table:table-cell office:value-type="string" calcext:value-type="string">
            <text:p>7A+</text:p>
          </table:table-cell>
          <table:table-cell table:style-name="ce345"/>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Leon, super coole, technische Kantenkletterei</text:p>
          </table:table-cell>
          <table:table-cell table:style-name="ce398" office:value-type="date" office:date-value="2023-12-29" calcext:value-type="date">
            <text:p>2023-12-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uvenir</text:p>
          </table:table-cell>
          <table:table-cell office:value-type="string" calcext:value-type="string">
            <text:p>8A</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office:value-type="string" calcext:value-type="string">
            <text:p>Eliminate. Ohne den rechten Klemmhook. Gute Bewegungen aber als Eliminate hat er mir insgesamt nicht so gut gefallen.</text:p>
          </table:table-cell>
          <table:table-cell table:style-name="ce398" office:value-type="date" office:date-value="2024-01-30" calcext:value-type="date">
            <text:p>2024-01-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Januar 2024 faaaaaast den ersten Zug gemacht. So knapp.</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office:value-type="string" calcext:value-type="string">
            <text:p>hard</text:p>
          </table:table-cell>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rre Moi Fort</text:p>
          </table:table-cell>
          <table:table-cell office:value-type="string" calcext:value-type="string">
            <text:p>8A</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uper guter Boulder! Erster Go nach dem Züge auschecken. Super stark gefühlt und voll mein Style. Richtig cool an Tag 3 und letztem Bouldertag des Kurztrips nach Doktorarbeitsabgabe. Flowy :-))))</text:p>
          </table:table-cell>
          <table:table-cell table:style-name="ce398" office:value-type="date" office:date-value="2024-01-31" calcext:value-type="date">
            <text:p>2024-01-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st Toe It</text:p>
          </table:table-cell>
          <table:table-cell office:value-type="string" calcext:value-type="string">
            <text:p>7A+</text:p>
          </table:table-cell>
          <table:table-cell table:style-name="ce345"/>
          <table:table-cell office:value-type="string" calcext:value-type="string">
            <text:p>Atlantis</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number-columns-repeated="1015"/>
        </table:table-row>
        <table:table-row table:style-name="ro1">
          <table:table-cell table:style-name="ce187" office:value-type="string" calcext:value-type="string">
            <text:p>Amber</text:p>
          </table:table-cell>
          <table:table-cell table:style-name="ce208" office:value-type="string" calcext:value-type="string">
            <text:p>8A+/8B</text:p>
          </table:table-cell>
          <table:table-cell table:style-name="ce226"/>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226"/>
          <table:table-cell table:style-name="ce265" office:value-type="string" calcext:value-type="string">
            <text:p>Januar 2024 für 1 1/2 Tage versucht. Der erste Zug bereitet mir Schwierigkeiten – der Rest fühlt sich gut an. Oben mit Double Dyno :-)</text:p>
          </table:table-cell>
          <table:table-cell table:style-name="ce273"/>
          <table:table-cell table:style-name="ce187" office:value-type="string" calcext:value-type="string">
            <text:p>X</text:p>
          </table:table-cell>
          <table:table-cell table:style-name="ce279" office:value-type="float" office:value="3" calcext:value-type="float">
            <text:p>3</text:p>
          </table:table-cell>
          <table:table-cell table:style-name="ce285" table:number-columns-repeated="1013"/>
        </table:table-row>
        <table:table-row table:style-name="ro1">
          <table:table-cell office:value-type="string" calcext:value-type="string">
            <text:p>La Brionesque</text:p>
          </table:table-cell>
          <table:table-cell office:value-type="string" calcext:value-type="string">
            <text:p>8A</text:p>
          </table:table-cell>
          <table:table-cell table:style-name="ce345"/>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Mit David back-to-back :-) Mega! Echt physisch und ziemlich anstrengend. Danach noch Pampelmousse gemacht.</text:p>
          </table:table-cell>
          <table:table-cell table:style-name="ce398" office:value-type="date" office:date-value="2023-01-04" calcext:value-type="date">
            <text:p>2023-0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blivion</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arn to park</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guter Aufwärmboulder</text:p>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anconia</text:p>
          </table:table-cell>
          <table:table-cell office:value-type="float" office:value="5" calcext:value-type="float">
            <text:p>5</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1" calcext:value-type="float">
            <text:p>1</text:p>
          </table:table-cell>
          <table:table-cell table:number-columns-repeated="1013"/>
        </table:table-row>
        <table:table-row table:style-name="ro1">
          <table:table-cell table:style-name="ce380" office:value-type="string" calcext:value-type="string">
            <text:p>Pampelmousse</text:p>
          </table:table-cell>
          <table:table-cell office:value-type="string" calcext:value-type="string">
            <text:p>7C+</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Zusammen mit La Brionesque an einem Tag. Züge gingen echt schnell, aber dann bin ich einmal am letzten Sprung gefallen und dann nicht mehr durch die Crux gekommen. Im "letzten Go" dann doch noch durchgefighted. Super cool!</text:p>
          </table:table-cell>
          <table:table-cell table:style-name="ce398" office:value-type="date" office:date-value="2023-01-04" calcext:value-type="date">
            <text:p>2023-01-04</text:p>
          </table:table-cell>
          <table:table-cell table:number-columns-repeated="1015"/>
        </table:table-row>
        <table:table-row table:style-name="ro1">
          <table:table-cell office:value-type="string" calcext:value-type="string">
            <text:p>Jumping Jack</text:p>
          </table:table-cell>
          <table:table-cell office:value-type="string" calcext:value-type="string">
            <text:p>7B+</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Hüpferli</text:p>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sage Lef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Dosage Jump</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Broth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table:style-name="ce187" office:value-type="string" calcext:value-type="string">
            <text:p>Flash Flood</text:p>
          </table:table-cell>
          <table:table-cell table:style-name="ce208" office:value-type="string" calcext:value-type="string">
            <text:p>8B</text:p>
          </table:table-cell>
          <table:table-cell table:style-name="ce226"/>
          <table:table-cell table:style-name="ce208" office:value-type="string" calcext:value-type="string">
            <text:p>Frogger</text:p>
          </table:table-cell>
          <table:table-cell table:style-name="ce245" office:value-type="string" calcext:value-type="string">
            <text:p>Brione</text:p>
          </table:table-cell>
          <table:table-cell table:style-name="ce226" office:value-type="string" calcext:value-type="string">
            <text:p>Swiss</text:p>
          </table:table-cell>
          <table:table-cell table:style-name="ce226"/>
          <table:table-cell table:style-name="ce265" office:value-type="string" calcext:value-type="string">
            <text:p>Brutal! Krasser Cruxzug. Erst dachte ich das könnte vielleicht gehen, aber dieser Cruxzug ist verdammt schwer und hautschrottend. Jan 2024 war mir das zu schwer.</text:p>
          </table:table-cell>
          <table:table-cell table:style-name="ce273"/>
          <table:table-cell table:style-name="ce187" office:value-type="string" calcext:value-type="string">
            <text:p>X</text:p>
          </table:table-cell>
          <table:table-cell table:style-name="ce279"/>
          <table:table-cell table:style-name="ce285" table:number-columns-repeated="1013"/>
        </table:table-row>
        <table:table-row table:style-name="ro1">
          <table:table-cell office:value-type="string" calcext:value-type="string">
            <text:p>Frogger</text:p>
          </table:table-cell>
          <table:table-cell office:value-type="string" calcext:value-type="string">
            <text:p>8A</text:p>
          </table:table-cell>
          <table:table-cell table:style-name="ce345"/>
          <table:table-cell office:value-type="string" calcext:value-type="string">
            <text:p>Frogg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office:value-type="string" calcext:value-type="string">
            <text:p>soft</text:p>
          </table:table-cell>
          <table:table-cell office:value-type="string" calcext:value-type="string">
            <text:p>1A Premium Boulder. So krasse Shapes! Ging recht schnell mit guter Beta von einem Mitboulderer. Klemmhooks wtf.</text:p>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Pearl</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Geyser Sound</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8A im Topo, aber mit neuer Beta wohl leichter</text:p>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Entwash</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Eine Session. Züge gingen echt schnell, aber den Pogo von unten zu sticken hat bisschen gedauert.</text:p>
          </table:table-cell>
          <table:table-cell table:style-name="ce398" office:value-type="date" office:date-value="2024-01-02" calcext:value-type="date">
            <text:p>2024-01-02</text:p>
          </table:table-cell>
          <table:table-cell table:number-columns-repeated="1015"/>
        </table:table-row>
        <table:table-row table:style-name="ro1">
          <table:table-cell office:value-type="string" calcext:value-type="string">
            <text:p>Manson</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table:table-cell office:value-type="string" calcext:value-type="string">
            <text:p>X</text:p>
          </table:table-cell>
          <table:table-cell table:number-columns-repeated="1014"/>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 2 sessions</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Entino</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Cooler Double Dyno, allerdings habe ich mit Links an der Zange angefangen (rechts: Untergriff). Ich glaube Original startet es mit der linken Hand noch ein Griff weiter unten? Ist nicht ganz klar aus dem Führer aber laut G. Cameronis Kommentar auf 8a.nu "horizontal crimp" Naja, hat Spaß gemacht :). </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Darkness Right</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Pogo Bein :-) </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Bach Bloc</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d</text:p>
          </table:table-cell>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Sonnenanbeter</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2. Go, leider im Mantle beim Flash gefallen</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to 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hard</text:p>
          </table:table-cell>
          <table:table-cell table:style-name="ce383" office:value-type="string" calcext:value-type="string">
            <text:p>Brutal hart, hat mich einiges an Saft gekostet.</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 Polka</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gut flashbarer Boulder</text:p>
          </table:table-cell>
          <table:table-cell table:style-name="ce398" office:value-type="date" office:date-value="2024-01-26" calcext:value-type="date">
            <text:p>2024-01-26</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Randy's Sla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Voll auf den Sack bekommen. David: "Ich habe dich selten so versagen sehen!", lol</text:p>
          </table:table-cell>
          <table:table-cell table:style-name="ce398"/>
          <table:table-cell table:style-name="ce310" office:value-type="string" calcext:value-type="string">
            <text:p>X</text:p>
          </table:table-cell>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Picnic Boulder</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soft</text:p>
          </table:table-cell>
          <table:table-cell table:style-name="ce383"/>
          <table:table-cell table:style-name="ce398" office:value-type="date" office:date-value="2023-12-28" calcext:value-type="date">
            <text:p>2023-12-28</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Fisher Traverse</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ocolate Horse</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polungo</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table:table-cell table:style-name="ce398" office:value-type="date" office:date-value="2024-01-26" calcext:value-type="date">
            <text:p>2024-01-2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one Fisher</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manovr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Nicht-triviales Top-out</text:p>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Piattos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Mister Orange</text:p>
          </table:table-cell>
          <table:table-cell office:value-type="string" calcext:value-type="string">
            <text:p>7A+</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ganz coole Shapes aber die Location macht es nicht soooo lohnend...</text:p>
          </table:table-cell>
          <table:table-cell table:style-name="ce398" office:value-type="date" office:date-value="2024-01-27" calcext:value-type="date">
            <text:p>2024-01-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Idroman</text:p>
          </table:table-cell>
          <table:table-cell office:value-type="float" office:value="4" calcext:value-type="float">
            <text:p>4</text:p>
          </table:table-cell>
          <table:table-cell table:style-name="ce345" office:value-type="string" calcext:value-type="string">
            <text:p>F</text:p>
          </table:table-cell>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8</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Fett, cooler Flash mit super Beta von Samuel &amp; David</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9<text:span text:style-name="T3">th</text:span> Power</text:p>
          </table:table-cell>
          <table:table-cell office:value-type="string" calcext:value-type="string">
            <text:p>7B+/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Am Ende des Tages noch weggeflasht. Echt gut</text:p>
          </table:table-cell>
          <table:table-cell table:style-name="ce398" office:value-type="date" office:date-value="2024-01-27" calcext:value-type="date">
            <text:p>2024-01-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Vel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Mirror</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mega Highball. Cooler Flash nach Leon. Nicht so wild, wie es aussieht.</text:p>
          </table:table-cell>
          <table:table-cell table:style-name="ce398" office:value-type="date" office:date-value="2024-01-05" calcext:value-type="date">
            <text:p>2024-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ione Arête</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joy and Respect</text:p>
          </table:table-cell>
          <table:table-cell office:value-type="string" calcext:value-type="string">
            <text:p>7C</text:p>
          </table:table-cell>
          <table:table-cell table:style-name="ce345"/>
          <table:table-cell office:value-type="string" calcext:value-type="string">
            <text:p>Salamandr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Geht gut mit rechtem hohem Fuß. Echt gut, hätte auch geflasht werden können.</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Fotowa</text:p>
          </table:table-cell>
          <table:table-cell office:value-type="string" calcext:value-type="string">
            <text:p>V9</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Bump</text:p>
          </table:table-cell>
          <table:table-cell office:value-type="string" calcext:value-type="string">
            <text:p>V8</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Big Big Love</text:p>
          </table:table-cell>
          <table:table-cell office:value-type="string" calcext:value-type="string">
            <text:p>V8</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Why Dyno</text:p>
          </table:table-cell>
          <table:table-cell office:value-type="string" calcext:value-type="string">
            <text:p>V7</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Snooze Button</text:p>
          </table:table-cell>
          <table:table-cell office:value-type="string" calcext:value-type="string">
            <text:p>V5</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ack</text:p>
          </table:table-cell>
          <table:table-cell office:value-type="string" calcext:value-type="string">
            <text:p>V4</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Crystal Methods</text:p>
          </table:table-cell>
          <table:table-cell office:value-type="string" calcext:value-type="string">
            <text:p>V4</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Scary Mantelo</text:p>
          </table:table-cell>
          <table:table-cell office:value-type="string" calcext:value-type="string">
            <text:p>V2</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number-rows-repeated="65064">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02">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1DT3H42M56S</meta:editing-duration>
    <meta:editing-cycles>847</meta:editing-cycles>
    <meta:generator>LibreOffice/7.3.7.2$Linux_X86_64 LibreOffice_project/30$Build-2</meta:generator>
    <dc:date>2024-04-14T17:44:46.454331536</dc:date>
    <meta:document-statistic meta:table-count="3" meta:cell-count="17855" meta:object-count="0"/>
    <meta:user-defined meta:name="Info 1"/>
    <meta:user-defined meta:name="Info 2"/>
    <meta:user-defined meta:name="Info 3"/>
    <meta:user-defined meta:name="Info 4"/>
  </office:meta>
</office:document-meta>
</file>